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woSideChit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entral-RH-f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rupted-1-f.p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mergencySupply-1-f.png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ameTurn-f.png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E-10S-101Jaeg-f.png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E-11S-79-f.png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E-12N-20Pzg-f.png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E-13W-389-f.png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E-14N-123_293-f.png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E-14W-24Pz-f.png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E-15S-97Jaeg-f.png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E-17S-14Pz-f.png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E-19W-2Para-f.png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E-1P-5W-f.png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E-1Pz-15-f.png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E-1Pz-17Pz-f.png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E-1Pz-198-f.png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E-1Pz-257-f.png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E-1Pz-328-f.png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E-1Pz-333-f.png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GE-1Pz-38_62-f.png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E-1Pz-387-f.png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E-1Pz-3Pz-f.png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E-1Pz-46-f.png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E-20W-25Pz-f.png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GE-21W-1LAH-f.png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GE-2A-327-f.png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GE-2A-340-f.png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GE-2A-68-f.png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E-2A-75-f.png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E-2A-88-f.png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E-2N-34-f.png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GE-3N-GD-f.png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E-4N-4Pz_9Pz-f.png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E-4N-82-f.png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GE-4Pz-11Pz-f.png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GE-4Pz-167-f.png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E-4Pz-19Pz-f.png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E-4Pz-255-f.png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E-4Pz-332-f.png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E-4Pz-57-f.png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GE-4Pz-7Pz-f.png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E-5N-10Pzg-f.png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GE-5N-183_208-f.png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E-6A-111-f.png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E-6A-16Pzg-f.png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E-6A-17-f.png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GE-6A-23Pz-f.png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E-6A-294_335-f.png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GE-6A-2DR-f.png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E-6A-302-f.png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GE-6A-304_306-f.png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GE-6A-336-f.png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GE-6A-3Mo-f.png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GE-6A-3T-f.png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GE-6N-112_251-f.png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GE-6W-8Cav-f.png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GE-7S-13Pz-f.png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GE-8A-106-f.png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GE-8A-161-f.p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GE-8A-168-f.png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GE-8A-282-f.png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E-8A-320-f.png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GE-8A-39-f.png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GE-8A-6Pz-f.png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GE-8N-8Pz-f.png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GE-8S-125-f.png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GE-Air1-f.png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E-Air2-f.png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GE-Fort-1-f.png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GE-Leader-Manstein-f.png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HUN-2A-1H-f.png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OutOfSupply-1-f.png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iverAssault-1-f.png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RO-18S-4R-f.png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RO-9Odessa-24R-f.png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LO-16S-1Slov-f.png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outh1-RH-f.png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South2-RH-f.png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SOV-10-19Tank-f.png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OV-10-20Tank-f.png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SOV-11-6GdsTank-f.png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SOV-11-7GdsTank-f.png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OV-11-7Mech-f.png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OV-12-108_109Gds-f.png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SOV-13-6_70Gds-f.png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SOV-16-9Mech-f.png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OV-2-136_254-f.png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OV-3-294_295-f.png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SOV-4-3GdsTank-f.png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OV-4-5A_7AGds-f.png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OV-4-8A_80Gds-f.png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SOV-5-11Tank-f.png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OV-6-373_417-f.png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SOV-7-301_328-f.png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OV-8-216_257-f.png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OV-9-5GdsCav-f.png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SOV-Air1-f.png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SOV-Air2-f.png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SovControl-1-f.png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SOV-E-266_279-f.png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SOV-E-68_69Gds-f.png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OV-Fort-1-f.png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SOV-Ku-K-3GdsArty-f.png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SOV-Leader-Zhukov-f.png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SOV-S-118_127-f.png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OV-S-126_221-f.png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SOV-S-130_151-f.png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SOV-S-24_33Gds-f.png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OV-S-248_416-f.png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SOV-S-2GdsMech-f.png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SOV-S-315_271-f.png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OV-S-347_387-f.png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OV-S-3Arty-f.png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SOV-S-40_96Gds-f.png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SOV-S-4_34Gds-f.png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SOV-S-49_87Gds-f.png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SOV-S-4GdsCav-f.png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SOV-S-4GdsMech-f.png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SOV-S-50_54Gds-f.png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OV-S-78_116-f.png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SOV-S-86_3Gds-f.png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SOV-S-91_87-f.png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SOV-S-99_346-f.png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SOV-St-107_183-f.png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SOV-St-111_213-f.png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OV-St-15_28Gds-f.png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SOV-St-16Arty-f.png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SOV-St-1Mech-f.png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SOV-St-214_233-f.png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OV-St-252_299-f.png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SOV-St-305_375-f.png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SOV-St-36_72Gds-f.png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SOV-St-73_89Gds-f.png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SOV-St-80_81Gds-f.png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OV-St-84_116-f.png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SOV-SW-14_35Gds-f.png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SOV-SW-152_263-f.png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OV-SW-172_333-f.png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OV-SW-195_259-f.png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SOV-SW-1GdsMech-f.png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OV-SW-20_38Gds-f.png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SOV-SW-23Tank-f.png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SOV-SW-24_203-f.png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SOV-SW-243_279-f.png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SOV-SW-244_350-f.png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SOV-SW-267_288-f.png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SOV-SW-41_47Gds-f.png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SOV-SW-44_57Gds-f.png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SOV-SW-50_78-f.png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SOV-SW-58_59Gds-f.png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OV-SW-60_61Gds-f.png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OV-SW-78_79Gds-f.png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OV-SW-7_9_11Arty-f.png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SOV-SW-IGdsCav-f.png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SOV-V-100_161-f.png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SOV-V-10Tank-f.png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OV-V-13_9AGds-f.png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SOV-V-13Arty-f.png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SOV-V-147_155-f.png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SOV-V-163_166-f.png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SOV-V-167_232-f.png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OV-V-17Arty-f.png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SOV-V-180_240-f.png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SOV-V-18Tank-f.png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SOV-V-206_237-f.png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SOV-V-218_337-f.png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SOV-V-23_29-f.png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SOV-V-241_340-f.png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SOV-V-29Tank-f.png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SOV-V-2Tank-f.png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SOV-V-30_38-f.png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SOV-V-31Tank-f.png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SOV-V-3GdsMArty-f.png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SOV-V-3GdsMech-f.png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SOV-V-3Mech-f.png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SOV-V-42_71Gds-f.png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SOV-V-4GdsTank-f.png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SOV-V-51_52Gds-f.png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SOV-V-5GdsMech-f.png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OV-V-5GdsTank-f.png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SOV-V-66_67Gds-f.png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SOV-V-6Tank-f.png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SOV-V-71_375-f.png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OV-V-90_47Gds-f.png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SOV-V-95_97Gds-f.png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OV-V-K-1GdsArty-f.png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SOV-V-K-2GdsArty-f.png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SoWest-RH-f.png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Steppe-RH-f.png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Voronezh-RH-f.png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VPs_x10-f.png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VPs_x1-f.png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79" meta:object-count="0"/>
    <meta:generator>LibreOffice/7.3.7.2$Linux_X86_64 LibreOffice_project/30$Build-2</meta:generator>
  </office:meta>
</office:document-meta>
</file>